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WW8Num2">
      <style:text-properties fo:font-size="12pt" style:font-size-asian="12pt" style:font-size-complex="12pt"/>
    </style:style>
    <style:style style:name="P11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itle" style:master-page-name="Standard">
      <style:paragraph-properties style:page-number="auto"/>
    </style:style>
    <style:style style:name="P18" style:family="paragraph" style:parent-style-name="Heading_20_1">
      <style:text-properties style:font-name="Times New Roman" fo:font-size="14pt" style:font-size-asian="14pt" style:font-size-complex="14pt"/>
    </style:style>
    <style:style style:name="P1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<text:span text:style-name="T3">Memória Virtual<text:line-break/> <text:tab/><text:tab/>Caso de Uso: ExcluirUsuario</text:span></text:p>
      <text:p text:style-name="P8"/>
      <text:h text:style-name="P18" text:outline-level="1">Breve Descrição</text:h>
      <text:p text:style-name="P7"><text:s text:c="4"/>O gerente ou administrador do sistema exclui um usuário cadastrado.</text:p>
      <text:h text:style-name="P18" text:outline-level="1">Breve Descrição dos Atores</text:h>
      <text:p text:style-name="P7"><text:s text:c="4"/>Gerente: O Gerente exclui revisores, catalogadores e seu próprio cadastro.</text:p>
      <text:p text:style-name="P7"><text:s text:c="4"/>Administrador: O Administrador exclui gerentes, revisores, catalogadores e seu próprio cadastro.</text:p>
      <text:h text:style-name="P18" text:outline-level="1">Pré-condições </text:h>
      <text:p text:style-name="P7"><text:s text:c="5"/>O Administrador/Gerente já está logado no sistema e o usuário a ser excluido deve estar cadastrado.</text:p>
      <text:h text:style-name="P18" text:outline-level="1">Fluxo Básico de eventos</text:h>
      <text:list xml:id="list30668115" text:style-name="WW8Num7">
        <text:list-item>
          <text:p text:style-name="P9"><text:s text:c="3"/>O Administrador/Gerente seleciona a opção “Excluir Usuário”;</text:p>
        </text:list-item>
        <text:list-item>
          <text:p text:style-name="P9"><text:s text:c="3"/>O Administrador/Gerente seleciona a opção “Listar todos os usuários” ou “Pesquisar Usuário” </text:p>
        </text:list-item>
        <text:list-item>
          <text:p text:style-name="P9"><text:s text:c="3"/>O Administrador/Gerente <text:s/>seleciona o usuário e confirma a operação;</text:p>
        </text:list-item>
        <text:list-item>
          <text:p text:style-name="P9"><text:s text:c="3"/>O sistema valida a operação;</text:p>
        </text:list-item>
        <text:list-item>
          <text:p text:style-name="P9"><text:s text:c="3"/>O caso de uso termina.</text:p>
        </text:list-item>
      </text:list>
      <text:h text:style-name="P18" text:outline-level="1">Fluxos Alternativos</text:h>
      <text:h text:style-name="P20" text:outline-level="2" text:is-list-header="true">Fluxo Alternativo 1</text:h>
      <text:p text:style-name="P7">Se no passo 2 do fluxo básico o usuário seleciona a opção “Listar todos os usuários”, entao <text:s/></text:p>
      <text:list xml:id="list30637389" text:style-name="WW8Num2">
        <text:list-item>
          <text:p text:style-name="P10">O sistema imprime na tela todos os usuários cadastrados;</text:p>
        </text:list-item>
        <text:list-item>
          <text:p text:style-name="P10">O caso de uso retorna ao passo 3.</text:p>
          <text:p text:style-name="P11">Fluxo Alternativo 2</text:p>
          <text:list>
            <text:list-item>
              <text:list>
                <text:list-item>
                  <text:list>
                    <text:list-header>
                      <text:p text:style-name="P14"><text:s text:c="13"/><text:span text:style-name="T5">Se no passo 2 do fluxo básico o usuário seleciona a opção “Pesquisar Usuário”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 text:c="20"/>1. O usuário digita o nome ou login do usuário a ser excluido;</text:p>
                                      <text:list>
                                        <text:list-header>
                                          <text:p text:style-name="P13"><text:s text:c="20"/>2. O sistema retorna o resultado da busca na tela;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2"><text:s text:c="20"/>3. O caso de uso retorna ao passo 3.</text:p>
      <text:p text:style-name="P12"/>
      <text:list xml:id="list31224852" text:continue-numbering="true" text:style-name="WW8Num2">
        <text:list-header>
          <text:p text:style-name="P11"><text:soft-page-break/>Fluxo Alternativo 3</text:p>
          <text:list>
            <text:list-item>
              <text:list>
                <text:list-item>
                  <text:list>
                    <text:list-header>
                      <text:p text:style-name="P14"><text:s text:c="13"/><text:span text:style-name="T5">Se no passo 3 do fluxo básico o usuário tenta excluir outro de um nível para o qual não tenha permissão de exclusão,entao</text:span></text:p>
                      <text:list>
                        <text:list-header>
                          <text:p text:style-name="P13"><text:s text:c="22"/>1. O sistema exibe a mensagem “Seu nível de acesso não permite tal exclusão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 text:c="22"/>2. O sistema não permite a exclusão;</text:p>
                                      <text:list>
                                        <text:list-header>
                                          <text:p text:style-name="P15"><text:s text:c="22"/>3. O caso de uso termina.</text:p>
                                          <text:p text:style-name="P16">Fluxo Alternativo 4</text:p>
                                          <text:list>
                                            <text:list-header>
                                              <text:p text:style-name="P16"><text:s text:c="8"/><text:span text:style-name="T4">Se no passo 2 do Fluxo Alternativo 2, o sistema não retorna nenhum resultado, então</text:span></text:p>
                                              <text:p text:style-name="P15"><text:s text:c="21"/>1. O sistema exibe a mensagem “Nenhum usuário encontrado”;</text:p>
                                              <text:p text:style-name="P15"><text:s text:c="21"/>2. O caso de uso retorna ao passo 1 do fluxo alternativo 2.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8" text:outline-level="1">Pós-condições</text:h>
      <text:h text:style-name="P19" text:outline-level="2" text:is-list-header="true">Fluxo Básico: O usuário está excluido no sistema.</text:h>
      <text:p text:style-name="P4"><text:tab/>Fluxo Alternativo 1: O usuário está excluido no sistema.</text:p>
      <text:p text:style-name="P4"><text:tab/>Fluxo Alternativo 2: O usuário está excluido no sistema.</text:p>
      <text:p text:style-name="P4"><text:tab/>Fluxo Alternativo 3: Não é realizada a exclusão.</text:p>
      <text:h text:style-name="P18" text:outline-level="1">Requisitos especiais</text:h>
      <text:p text:style-name="P7"><text:s text:c="3"/>Requisito de Auditoria: o sistema salva no banco de dados o administrador/gerente que excluiu 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18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</meta:editing-cycles>
    <meta:editing-duration>PT02H43M05S</meta:editing-duration>
    <meta:generator>BrOffice.org/3.2$Win32 OpenOffice.org_project/320m12$Build-9483</meta:generator>
    <dc:date>2010-06-23T11:09:59.90</dc:date>
    <meta:document-statistic meta:table-count="2" meta:image-count="0" meta:object-count="0" meta:page-count="2" meta:paragraph-count="47" meta:word-count="385" meta:character-count="2456"/>
  </office:meta>
</office:document-meta>
</file>